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%=droitEcheanceDossier_no_label=% : %=droitEcheanceDossier_no_val=%</text:p>
      <text:p text:style-name="P2">%=droitEcheanceAffilieInd_no_label=% : %=droitEcheanceAffilieInd_no_val=% </text:p>
      <text:p text:style-name="P2">%=droitEcheanceAlloc_nss_label=% : %=droitEcheanceAlloc_nss_val=%</text:p>
      <text:p text:style-name="P2">%=droitEcheanceAlloc_numContribuable_label=% %=droitEcheanceAlloc_numContribuable_val=%</text:p>
      <text:p text:style-name="Standard"/>
      <text:p text:style-name="P2">%=droitEcheanceAllocataire_concerne_label=% - %=droitEcheanceAllocataire_concerne_val=%</text:p>
      <text:p text:style-name="Standard"/>
      <text:p text:style-name="Standard"/>
      <text:p text:style-name="Standard"/>
      <text:p text:style-name="Standard">%=droitEcheanceAllocataireInd_politesse=%</text:p>
      <text:p text:style-name="Standard"/>
      <text:p text:style-name="Standard"/>
      <text:p text:style-name="Standard">%=droitEcheanceAllocataireInd_texteDebut=%</text:p>
      <text:p text:style-name="Standard"/>
      <text:p text:style-name="Standard">%#include AL/echeances/listeDroitsEcheancesAllocataire#%</text:p>
      <text:p text:style-name="Standard"/>
      <text:p text:style-name="P3">%=droitEcheanceAllocataireInd_texteFin=% <text:span text:style-name="T1">%=droitEcheanceAllocataireInd_texteCopie=%</text:span><text:span text:style-name="T2"> %=droitEcheanceAllocataireInd_texteCopieFin=% </text:span><text:span text:style-name="T1">%=droitEcheanceAllocataireInd_texteNss=% </text:span><text:span text:style-name="T2">%=droitEcheanceAllocataireInd_texteFinFormation=%</text:span></text:p>
      <text:p text:style-name="Standard"/>
      <text:p text:style-name="P3">%=droitEcheanceAllocataireInd_texteSalutation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1-04T15:20:01</meta:creation-date>
    <dc:date>2019-03-26T15:26:01.47</dc:date>
    <meta:editing-cycles>55</meta:editing-cycles>
    <meta:editing-duration>PT18H40M37S</meta:editing-duration>
    <meta:document-statistic meta:table-count="0" meta:image-count="0" meta:object-count="0" meta:page-count="1" meta:paragraph-count="10" meta:word-count="24" meta:character-count="787"/>
    <meta:user-defined meta:name="Info 1"/>
    <meta:user-defined meta:name="Info 2"/>
    <meta:user-defined meta:name="Info 3"/>
    <meta:user-defined meta:name="Info 4"/>
  </office:meta>
</office:document-meta>
</file>